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-width="0.3cm" draw:marker-start-center="false" draw:marker-end="Arrow" draw:marker-end-width="0.199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Ultrafine_20_Dashed"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family="'XB Tabriz'" style:font-pitch="variable" fo:font-size="9pt" style:font-size-asian="9pt" style:font-family-complex="'XB Tabriz'" style:font-pitch-complex="variable" style:font-size-complex="9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9pt" style:font-size-asian="9pt" style:font-family-complex="'XB Tabriz'" style:font-pitch-complex="variable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492cm" svg:y="0.902cm">
          <text:p/>
        </draw:rect>
        <draw:g>
          <draw:circle draw:style-name="gr2" draw:text-style-name="P2" draw:layer="layout" svg:width="-0.301cm" svg:height="-0.302cm" svg:x="4.188cm" svg:y="1.336cm" draw:kind="arc" draw:start-angle="178.71" draw:end-angle="0.34">
            <text:p/>
          </draw:circle>
          <draw:circle draw:style-name="gr2" draw:text-style-name="P2" draw:layer="layout" svg:width="-0.302cm" svg:height="-0.302cm" svg:x="4.487cm" svg:y="1.333cm" draw:kind="arc" draw:start-angle="178.71" draw:end-angle="0.34">
            <text:p/>
          </draw:circle>
          <draw:circle draw:style-name="gr2" draw:text-style-name="P2" draw:layer="layout" svg:width="-0.301cm" svg:height="-0.302cm" svg:x="4.787cm" svg:y="1.336cm" draw:kind="arc" draw:start-angle="178.71" draw:end-angle="0.34">
            <text:p/>
          </draw:circle>
          <draw:circle draw:style-name="gr2" draw:text-style-name="P2" draw:layer="layout" svg:width="-0.302cm" svg:height="-0.302cm" svg:x="3.889cm" svg:y="1.333cm" draw:kind="arc" draw:start-angle="178.71" draw:end-angle="0.34">
            <text:p/>
          </draw:circle>
          <draw:circle draw:style-name="gr2" draw:text-style-name="P2" draw:layer="layout" svg:width="-0.302cm" svg:height="-0.302cm" svg:x="3.59cm" svg:y="1.333cm" draw:kind="arc" draw:start-angle="178.71" draw:end-angle="0.34">
            <text:p/>
          </draw:circle>
          <draw:line draw:style-name="gr3" draw:text-style-name="P2" draw:layer="layout" svg:x1="4.789cm" svg:y1="1.204cm" svg:x2="3.293cm" svg:y2="1.204cm">
            <text:p/>
          </draw:line>
        </draw:g>
        <draw:line draw:style-name="gr4" draw:text-style-name="P3" draw:layer="layout" svg:x1="5.906cm" svg:y1="1.198cm" svg:x2="4.769cm" svg:y2="1.198cm">
          <text:p/>
        </draw:line>
        <draw:line draw:style-name="gr4" draw:text-style-name="P3" draw:layer="layout" svg:x1="3.302cm" svg:y1="1.159cm" svg:x2="2.986cm" svg:y2="1.159cm">
          <text:p/>
        </draw:line>
        <draw:line draw:style-name="gr4" draw:text-style-name="P3" draw:layer="layout" svg:x1="1.171cm" svg:y1="1.156cm" svg:x2="1.473cm" svg:y2="1.156cm">
          <text:p/>
        </draw:line>
        <draw:line draw:style-name="gr4" draw:text-style-name="P3" draw:layer="layout" svg:x1="7.999cm" svg:y1="4.196cm" svg:x2="1.162cm" svg:y2="4.196cm">
          <text:p/>
        </draw:line>
        <draw:line draw:style-name="gr5" draw:text-style-name="P3" draw:layer="layout" svg:x1="4.373cm" svg:y1="1.578cm" svg:x2="5.815cm" svg:y2="1.578cm">
          <text:p/>
        </draw:line>
        <draw:frame draw:style-name="gr6" draw:layer="layout" svg:width="0.604cm" svg:height="0.58cm" svg:x="1cm" svg:y="2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875cm" svg:height="0.962cm" svg:x="0.857cm" svg:y="1.522cm">
          <draw:text-box>
            <text:p>+</text:p>
          </draw:text-box>
        </draw:frame>
        <draw:frame draw:style-name="gr8" draw:layer="layout" svg:width="0.304cm" svg:height="0.962cm" svg:x="1.142cm" svg:y="3.097cm">
          <draw:text-box>
            <text:p>-</text:p>
          </draw:text-box>
        </draw:frame>
        <draw:g>
          <draw:circle draw:style-name="gr2" draw:text-style-name="P2" draw:layer="layout" svg:width="-0.301cm" svg:height="-0.302cm" svg:x="6.819cm" svg:y="1.347cm" draw:kind="arc" draw:start-angle="178.71" draw:end-angle="0.34">
            <text:p/>
          </draw:circle>
          <draw:circle draw:style-name="gr2" draw:text-style-name="P2" draw:layer="layout" svg:width="-0.302cm" svg:height="-0.302cm" svg:x="7.118cm" svg:y="1.344cm" draw:kind="arc" draw:start-angle="178.71" draw:end-angle="0.34">
            <text:p/>
          </draw:circle>
          <draw:circle draw:style-name="gr2" draw:text-style-name="P2" draw:layer="layout" svg:width="-0.301cm" svg:height="-0.302cm" svg:x="7.418cm" svg:y="1.347cm" draw:kind="arc" draw:start-angle="178.71" draw:end-angle="0.34">
            <text:p/>
          </draw:circle>
          <draw:circle draw:style-name="gr2" draw:text-style-name="P2" draw:layer="layout" svg:width="-0.302cm" svg:height="-0.302cm" svg:x="6.52cm" svg:y="1.344cm" draw:kind="arc" draw:start-angle="178.71" draw:end-angle="0.34">
            <text:p/>
          </draw:circle>
          <draw:circle draw:style-name="gr2" draw:text-style-name="P2" draw:layer="layout" svg:width="-0.302cm" svg:height="-0.302cm" svg:x="6.221cm" svg:y="1.344cm" draw:kind="arc" draw:start-angle="178.71" draw:end-angle="0.34">
            <text:p/>
          </draw:circle>
          <draw:line draw:style-name="gr3" draw:text-style-name="P2" draw:layer="layout" svg:x1="7.42cm" svg:y1="1.215cm" svg:x2="5.924cm" svg:y2="1.215cm">
            <text:p/>
          </draw:line>
        </draw:g>
        <draw:line draw:style-name="gr4" draw:text-style-name="P3" draw:layer="layout" svg:x1="7.999cm" svg:y1="4.196cm" svg:x2="7.999cm" svg:y2="3.698cm">
          <text:p/>
        </draw:line>
        <draw:line draw:style-name="gr4" draw:text-style-name="P3" draw:layer="layout" svg:x1="7.409cm" svg:y1="1.199cm" svg:x2="7.989cm" svg:y2="1.199cm">
          <text:p/>
        </draw:line>
        <draw:frame draw:style-name="gr6" draw:layer="layout" svg:width="0.72cm" svg:height="1.118cm" svg:x="8.281cm" svg:y="1.95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574cm" svg:height="0.53cm" svg:x="1.873cm" svg:y="0.35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937cm" svg:height="0.53cm" svg:x="3.385cm" svg:y="0.36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968cm" svg:height="0.59cm" svg:x="6.334cm" svg:y="0.26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rect draw:style-name="gr9" draw:text-style-name="P4" draw:layer="layout" svg:width="1.998cm" svg:height="0.501cm" draw:transform="rotate (1.5707963267946) translate (7.741cm 3.696cm)">
            <text:p/>
          </draw:rect>
          <draw:polyline draw:style-name="gr10" draw:text-style-name="P4" draw:layer="layout" svg:width="1.496cm" svg:height="0.747cm" draw:transform="rotate (1.5707963267946) translate (6.993cm 4.196cm)" svg:viewBox="0 0 1497 748" draw:points="0,13986 1497,13986 1497,14734">
            <draw:glue-point draw:id="4" svg:x="-5cm" svg:y="4.989cm"/>
            <text:p/>
          </draw:polyline>
          <draw:line draw:style-name="gr11" draw:text-style-name="P4" draw:layer="layout" svg:x1="7.991cm" svg:y1="1.701cm" svg:x2="7.991cm" svg:y2="1.201cm">
            <draw:glue-point draw:id="4" svg:x="0cm" svg:y="-4.93cm"/>
            <text:p/>
          </draw:line>
        </draw:g>
        <draw:frame draw:style-name="gr7" draw:text-style-name="P5" draw:layer="layout" svg:width="1.078cm" svg:height="0.911cm" svg:x="4.818cm" svg:y="0.45cm">
          <draw:text-box>
            <text:p><text:span text:style-name="T1">الف</text:span></text:p>
          </draw:text-box>
        </draw:frame>
        <draw:frame draw:style-name="gr7" draw:text-style-name="P5" draw:layer="layout" svg:width="0.714cm" svg:height="0.911cm" svg:x="4.867cm" svg:y="3.945cm">
          <draw:text-box>
            <text:p><text:span text:style-name="T1">با</text:span></text:p>
          </draw:text-box>
        </draw:frame>
        <draw:frame draw:style-name="gr6" draw:layer="layout" svg:width="0.545cm" svg:height="0.675cm" svg:x="5.836cm" svg:y="1.2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2" draw:text-style-name="P3" draw:layer="layout" svg:x1="4.972cm" svg:y1="0.731cm" svg:x2="4.972cm" svg:y2="4.582cm">
          <text:p/>
        </draw:line>
        <draw:frame draw:style-name="gr7" draw:text-style-name="P7" draw:layer="layout" svg:width="2.78cm" svg:height="1.751cm" svg:x="1.882cm" svg:y="2.164cm">
          <draw:text-box>
            <text:p text:style-name="P6"><text:span text:style-name="T2">نکتہ دار لکیر کے اس</text:span></text:p>
            <text:p text:style-name="P6"><text:span text:style-name="T2"><text:s/></text:span><text:span text:style-name="T2">جانب مساوی تھوِنن</text:span></text:p>
            <text:p text:style-name="P6"><text:span text:style-name="T2"><text:s/></text:span><text:span text:style-name="T2">دور استعمال ہوا ہ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i>r</math:mi>
        <math:mi>'</math:mi>
      </math:msubsup>
      <math:mo math:stretchy="false">ˆ</math:mo>
    </math:mover>
    <math:annotation math:encoding="StarMath 5.0">hat I^{'}_{r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t</math:mi>
      </math:msub>
    </math:mrow>
    <math:annotation math:encoding="StarMath 5.0">j X_t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r</math:mi>
        <math:mi>'</math:mi>
      </math:msubsup>
    </math:mrow>
    <math:annotation math:encoding="StarMath 5.0">j X_r^'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t</math:mi>
      </math:msub>
      <math:mo math:stretchy="false">ˆ</math:mo>
    </math:mover>
    <math:annotation math:encoding="StarMath 5.0">hat V_t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subsup>
        <math:mi>R</math:mi>
        <math:mi>r</math:mi>
        <math:mi>'</math:mi>
      </math:msubsup>
      <math:mi>s</math:mi>
    </math:mfrac>
    <math:annotation math:encoding="StarMath 5.0">{R_r^'} over 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t</math:mi>
    </math:msub>
    <math:annotation math:encoding="StarMath 5.0">R_t</math:annotation>
  </math:semantics>
</math:math>
</file>